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8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9.00pt" fo:font-weight="normal" fo:font-family="Courier" style:font-family-asian="Courier" style:font-family-complex="Courier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9.00pt" fo:font-weight="normal" fo:font-family="Courier" style:font-family-asian="Courier" style:font-family-complex="Courier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9.00pt" fo:font-weight="normal" fo:font-family="Courier" style:font-family-asian="Courier" style:font-family-complex="Courier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9.00pt" fo:font-weight="normal" fo:font-family="Courier" style:font-family-asian="Courier" style:font-family-complex="Courier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5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20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8.50pt" fo:text-indent="0.00pt"/>
    </style:style>
    <style:style style:name="P11" style:family="paragraph">
      <style:paragraph-properties fo:line-height="100.00%" fo:text-align="center" fo:margin-left="8.50pt" fo:text-indent="0.00pt"/>
    </style:style>
    <style:style style:name="P12" style:family="paragraph">
      <style:paragraph-properties fo:line-height="100.00%" fo:text-align="left" fo:margin-left="8.50pt" fo:text-indent="0.00pt"/>
    </style:style>
    <style:style style:name="P13" style:family="paragraph">
      <style:paragraph-properties fo:line-height="100.00%" fo:text-align="center" fo:margin-left="8.50pt" fo:text-indent="0.00pt"/>
    </style:style>
    <style:style style:name="P14" style:family="paragraph">
      <style:paragraph-properties fo:line-height="100.00%" fo:text-align="left" fo:margin-left="8.50pt" fo:text-indent="0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22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29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justify"/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justify"/>
    </style:style>
    <style:style style:name="P40" style:family="paragraph">
      <style:paragraph-properties fo:line-height="100.00%" fo:text-align="justify"/>
    </style:style>
    <style:style style:name="P41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44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justify"/>
    </style:style>
    <style:style style:name="P51" style:family="paragraph">
      <style:paragraph-properties fo:line-height="100.00%" fo:text-align="justify"/>
    </style:style>
    <style:style style:name="P52" style:family="paragraph">
      <style:paragraph-properties fo:line-height="100.00%" fo:text-align="justify"/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justify"/>
    </style:style>
    <style:style style:name="P55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58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justify"/>
    </style:style>
    <style:style style:name="P65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68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justify"/>
    </style:style>
    <style:style style:name="P75" style:family="paragraph">
      <style:paragraph-properties fo:line-height="100.00%" fo:text-align="justify"/>
    </style:style>
    <style:style style:name="P76" style:family="paragraph">
      <style:paragraph-properties fo:line-height="100.00%" fo:text-align="justify"/>
    </style:style>
    <style:style style:name="P77" style:family="paragraph">
      <style:paragraph-properties fo:line-height="100.00%" fo:text-align="justify"/>
    </style:style>
    <style:style style:name="P78" style:family="paragraph">
      <style:paragraph-properties fo:line-height="100.00%" fo:text-align="justify"/>
    </style:style>
    <style:style style:name="P79" style:family="paragraph">
      <style:paragraph-properties fo:line-height="100.00%" fo:text-align="justify"/>
    </style:style>
    <style:style style:name="P80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83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justify"/>
    </style:style>
    <style:style style:name="P88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91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justify"/>
    </style:style>
    <style:style style:name="P98" style:family="paragraph">
      <style:paragraph-properties fo:line-height="100.00%" fo:text-align="justify"/>
    </style:style>
    <style:style style:name="P99" style:family="paragraph">
      <style:paragraph-properties fo:line-height="100.00%" fo:text-align="justify"/>
    </style:style>
    <style:style style:name="P100" style:family="paragraph">
      <style:paragraph-properties fo:line-height="100.00%" fo:text-align="justify"/>
    </style:style>
    <style:style style:name="P101" style:family="paragraph">
      <style:paragraph-properties fo:line-height="100.00%" fo:text-align="justify"/>
    </style:style>
    <style:style style:name="P102" style:family="paragraph">
      <style:paragraph-properties fo:line-height="100.00%" fo:text-align="justify"/>
    </style:style>
    <style:style style:name="P103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04" style:family="paragraph">
      <style:paragraph-properties fo:line-height="100.00%" fo:text-align="center"/>
    </style:style>
    <style:style style:name="P105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06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justify"/>
    </style:style>
    <style:style style:name="P111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12" style:family="paragraph">
      <style:paragraph-properties fo:line-height="100.00%" fo:text-align="center"/>
    </style:style>
    <style:style style:name="P113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14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center"/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justify"/>
    </style:style>
    <style:style style:name="P121" style:family="paragraph">
      <style:paragraph-properties fo:line-height="100.00%" fo:text-align="justify"/>
    </style:style>
    <style:style style:name="P122" style:family="paragraph">
      <style:paragraph-properties fo:line-height="100.00%" fo:text-align="justify"/>
    </style:style>
    <style:style style:name="P123" style:family="paragraph">
      <style:paragraph-properties fo:line-height="100.00%" fo:text-align="justify"/>
    </style:style>
    <style:style style:name="P124" style:family="paragraph">
      <style:paragraph-properties fo:line-height="100.00%" fo:text-align="justify"/>
    </style:style>
    <style:style style:name="P125" style:family="paragraph">
      <style:paragraph-properties fo:line-height="100.00%" fo:text-align="justify"/>
    </style:style>
    <style:style style:name="P126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27" style:family="paragraph">
      <style:paragraph-properties fo:line-height="100.00%" fo:text-align="center"/>
    </style:style>
    <style:style style:name="P128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29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justify"/>
    </style:style>
    <style:style style:name="P134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35" style:family="paragraph">
      <style:paragraph-properties fo:line-height="100.00%" fo:text-align="center"/>
    </style:style>
    <style:style style:name="P136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37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justify" fo:margin-left="1.40pt" fo:text-indent="-1.40pt">
        <style:tab-stops>
          <style:tab-stop style:position="239.55pt"/>
          <style:tab-stop style:position="3288.25pt" style:type="center"/>
        </style:tab-stops>
      </style:paragraph-properties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center"/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justify"/>
    </style:style>
    <style:style style:name="P144" style:family="paragraph">
      <style:paragraph-properties fo:line-height="100.00%" fo:text-align="justify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45" style:family="paragraph">
      <style:paragraph-properties fo:line-height="100.00%" fo:text-align="center"/>
    </style:style>
    <style:style style:name="P146" style:family="paragraph">
      <style:paragraph-properties fo:line-height="100.00%" fo:text-align="justify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47" style:family="paragraph">
      <style:paragraph-properties fo:line-height="100.00%" fo:text-align="justify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justify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justify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52" style:family="paragraph">
      <style:paragraph-properties fo:line-height="100.00%" fo:text-align="center"/>
    </style:style>
    <style:style style:name="P153" style:family="paragraph">
      <style:paragraph-properties fo:line-height="100.00%" fo:text-align="justify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54" style:family="paragraph">
      <style:paragraph-properties fo:line-height="100.00%" fo:text-align="justify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justify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center"/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justify"/>
    </style:style>
    <style:style style:name="P161" style:family="paragraph">
      <style:paragraph-properties fo:line-height="100.00%" fo:text-align="left"/>
    </style:style>
    <style:style style:name="P162" style:family="paragraph">
      <style:paragraph-properties fo:line-height="100.00%" fo:text-align="justify"/>
    </style:style>
    <style:style style:name="P163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64" style:family="paragraph">
      <style:paragraph-properties fo:line-height="100.00%" fo:text-align="center"/>
    </style:style>
    <style:style style:name="P165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66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center"/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74" style:family="paragraph">
      <style:paragraph-properties fo:line-height="100.00%" fo:text-align="center"/>
    </style:style>
    <style:style style:name="P175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76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77" style:family="paragraph">
      <style:paragraph-properties fo:line-height="100.00%" fo:text-align="left"/>
    </style:style>
    <style:style style:name="P178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81" style:family="paragraph">
      <style:paragraph-properties fo:line-height="100.00%" fo:text-align="center"/>
    </style:style>
    <style:style style:name="P182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83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86" style:family="paragraph">
      <style:paragraph-properties fo:line-height="100.00%" fo:text-align="left"/>
    </style:style>
    <style:style style:name="P187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88" style:family="paragraph">
      <style:paragraph-properties fo:line-height="100.00%" fo:text-align="center"/>
    </style:style>
    <style:style style:name="P189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90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1.40pt" fo:text-indent="-1.40pt">
        <style:tab-stops>
          <style:tab-stop style:position="239.20pt"/>
          <style:tab-stop style:position="3288.25pt" style:type="center"/>
        </style:tab-stops>
      </style:paragraph-properties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/>
    </style:style>
    <style:style style:name="TableColumn0100" style:family="table-column">
      <style:table-column-properties style:column-width="3.346528in"/>
    </style:style>
    <style:style style:name="TableColumn0101" style:family="table-column">
      <style:table-column-properties style:column-width="3.346528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 style:min-row-height="0.340972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0200" style:family="table-column">
      <style:table-column-properties style:column-width="3.346528in"/>
    </style:style>
    <style:style style:name="TableColumn0201" style:family="table-column">
      <style:table-column-properties style:column-width="3.346528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 style:min-row-height="0.340972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0300" style:family="table-column">
      <style:table-column-properties style:column-width="3.346528in"/>
    </style:style>
    <style:style style:name="TableColumn0301" style:family="table-column">
      <style:table-column-properties style:column-width="3.346528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0400" style:family="table-column">
      <style:table-column-properties style:column-width="3.346528in"/>
    </style:style>
    <style:style style:name="TableColumn0401" style:family="table-column">
      <style:table-column-properties style:column-width="3.346528in"/>
    </style:style>
    <style:style style:name="Table04" style:family="table">
      <style:table-properties style:width="6.693056in" fo:margin-left="0.000000in" style:writing-mode="lr" table:align="left" style:may-break-between-rows="true"/>
    </style:style>
    <style:style style:name="TableRow0400" style:family="table-row">
      <style:table-row-properties style:min-row-height="0.340972in"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0500" style:family="table-column">
      <style:table-column-properties style:column-width="3.346528in"/>
    </style:style>
    <style:style style:name="TableColumn0501" style:family="table-column">
      <style:table-column-properties style:column-width="3.346528in"/>
    </style:style>
    <style:style style:name="Table05" style:family="table">
      <style:table-properties style:width="6.693056in" fo:margin-left="0.000000in" style:writing-mode="lr" table:align="left" style:may-break-between-rows="true"/>
    </style:style>
    <style:style style:name="TableRow0500" style:family="table-row">
      <style:table-row-properties style:min-row-height="0.340972in"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0600" style:family="table-column">
      <style:table-column-properties style:column-width="3.346528in"/>
    </style:style>
    <style:style style:name="TableColumn0601" style:family="table-column">
      <style:table-column-properties style:column-width="3.346528in"/>
    </style:style>
    <style:style style:name="Table06" style:family="table">
      <style:table-properties style:width="6.693056in" fo:margin-left="0.000000in" style:writing-mode="lr" table:align="left" style:may-break-between-rows="true"/>
    </style:style>
    <style:style style:name="TableRow0600" style:family="table-row">
      <style:table-row-properties style:min-row-height="0.340972in"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0700" style:family="table-column">
      <style:table-column-properties style:column-width="3.346528in"/>
    </style:style>
    <style:style style:name="TableColumn0701" style:family="table-column">
      <style:table-column-properties style:column-width="3.346528in"/>
    </style:style>
    <style:style style:name="Table07" style:family="table">
      <style:table-properties style:width="6.693056in" fo:margin-left="0.000000in" style:writing-mode="lr" table:align="left" style:may-break-between-rows="true"/>
    </style:style>
    <style:style style:name="TableRow0700" style:family="table-row">
      <style:table-row-properties style:min-row-height="0.340972in"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0800" style:family="table-column">
      <style:table-column-properties style:column-width="3.346528in"/>
    </style:style>
    <style:style style:name="TableColumn0801" style:family="table-column">
      <style:table-column-properties style:column-width="3.346528in"/>
    </style:style>
    <style:style style:name="Table08" style:family="table">
      <style:table-properties style:width="6.693056in" fo:margin-left="0.000000in" style:writing-mode="lr" table:align="left" style:may-break-between-rows="true"/>
    </style:style>
    <style:style style:name="TableRow0800" style:family="table-row">
      <style:table-row-properties style:min-row-height="0.340972in"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8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0900" style:family="table-column">
      <style:table-column-properties style:column-width="3.346528in"/>
    </style:style>
    <style:style style:name="TableColumn0901" style:family="table-column">
      <style:table-column-properties style:column-width="3.346528in"/>
    </style:style>
    <style:style style:name="Table09" style:family="table">
      <style:table-properties style:width="6.693056in" fo:margin-left="0.000000in" style:writing-mode="lr" table:align="left" style:may-break-between-rows="true"/>
    </style:style>
    <style:style style:name="TableRow0900" style:family="table-row">
      <style:table-row-properties style:min-row-height="0.340972in"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09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1000" style:family="table-column">
      <style:table-column-properties style:column-width="3.346528in"/>
    </style:style>
    <style:style style:name="TableColumn1001" style:family="table-column">
      <style:table-column-properties style:column-width="3.346528in"/>
    </style:style>
    <style:style style:name="Table10" style:family="table">
      <style:table-properties style:width="6.693056in" fo:margin-left="0.000000in" style:writing-mode="lr" table:align="left" style:may-break-between-rows="true"/>
    </style:style>
    <style:style style:name="TableRow1000" style:family="table-row">
      <style:table-row-properties style:min-row-height="0.340972in"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0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0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1100" style:family="table-column">
      <style:table-column-properties style:column-width="3.346528in"/>
    </style:style>
    <style:style style:name="TableColumn1101" style:family="table-column">
      <style:table-column-properties style:column-width="3.346528in"/>
    </style:style>
    <style:style style:name="Table11" style:family="table">
      <style:table-properties style:width="6.693056in" fo:margin-left="0.000000in" style:writing-mode="lr" table:align="left" style:may-break-between-rows="true"/>
    </style:style>
    <style:style style:name="TableRow1100" style:family="table-row">
      <style:table-row-properties style:min-row-height="0.340972in"/>
    </style:style>
    <style:style style:name="TableCell1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1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1101" style:family="table-row">
      <style:table-row-properties/>
    </style:style>
    <style:style style:name="TableCell1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1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1200" style:family="table-column">
      <style:table-column-properties style:column-width="3.341667in"/>
    </style:style>
    <style:style style:name="TableColumn1201" style:family="table-column">
      <style:table-column-properties style:column-width="3.351389in"/>
    </style:style>
    <style:style style:name="Table12" style:family="table">
      <style:table-properties style:width="6.693056in" fo:margin-left="0.000000in" style:writing-mode="lr" table:align="left" style:may-break-between-rows="true"/>
    </style:style>
    <style:style style:name="TableRow1200" style:family="table-row">
      <style:table-row-properties style:min-row-height="0.340972in"/>
    </style:style>
    <style:style style:name="TableCell12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2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2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1300" style:family="table-column">
      <style:table-column-properties style:column-width="3.341667in"/>
    </style:style>
    <style:style style:name="TableColumn1301" style:family="table-column">
      <style:table-column-properties style:column-width="3.351389in"/>
    </style:style>
    <style:style style:name="Table13" style:family="table">
      <style:table-properties style:width="6.693056in" fo:margin-left="0.000000in" style:writing-mode="lr" table:align="left" style:may-break-between-rows="true"/>
    </style:style>
    <style:style style:name="TableRow1300" style:family="table-row">
      <style:table-row-properties style:min-row-height="0.340972in"/>
    </style:style>
    <style:style style:name="TableCell13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3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1301" style:family="table-row">
      <style:table-row-properties style:min-row-height="0.138889in"/>
    </style:style>
    <style:style style:name="TableCell13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3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1400" style:family="table-column">
      <style:table-column-properties style:column-width="3.341667in"/>
    </style:style>
    <style:style style:name="TableColumn1401" style:family="table-column">
      <style:table-column-properties style:column-width="3.351389in"/>
    </style:style>
    <style:style style:name="Table14" style:family="table">
      <style:table-properties style:width="6.693056in" fo:margin-left="0.000000in" style:writing-mode="lr" table:align="left" style:may-break-between-rows="true"/>
    </style:style>
    <style:style style:name="TableRow1400" style:family="table-row">
      <style:table-row-properties style:min-row-height="0.340972in"/>
    </style:style>
    <style:style style:name="TableCell14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4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1401" style:family="table-row">
      <style:table-row-properties/>
    </style:style>
    <style:style style:name="TableCell14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4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1500" style:family="table-column">
      <style:table-column-properties style:column-width="3.341667in"/>
    </style:style>
    <style:style style:name="TableColumn1501" style:family="table-column">
      <style:table-column-properties style:column-width="3.351389in"/>
    </style:style>
    <style:style style:name="Table15" style:family="table">
      <style:table-properties style:width="6.693056in" fo:margin-left="0.000000in" style:writing-mode="lr" table:align="left" style:may-break-between-rows="true"/>
    </style:style>
    <style:style style:name="TableRow1500" style:family="table-row">
      <style:table-row-properties style:min-row-height="0.340972in"/>
    </style:style>
    <style:style style:name="TableCell15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5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1501" style:family="table-row">
      <style:table-row-properties/>
    </style:style>
    <style:style style:name="TableCell15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5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1600" style:family="table-column">
      <style:table-column-properties style:column-width="3.341667in"/>
    </style:style>
    <style:style style:name="TableColumn1601" style:family="table-column">
      <style:table-column-properties style:column-width="3.351389in"/>
    </style:style>
    <style:style style:name="Table16" style:family="table">
      <style:table-properties style:width="6.693056in" fo:margin-left="0.000000in" style:writing-mode="lr" table:align="left" style:may-break-between-rows="true"/>
    </style:style>
    <style:style style:name="TableRow1600" style:family="table-row">
      <style:table-row-properties style:min-row-height="0.340972in"/>
    </style:style>
    <style:style style:name="TableCell16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6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1601" style:family="table-row">
      <style:table-row-properties style:min-row-height="1.114583in"/>
    </style:style>
    <style:style style:name="TableCell16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6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olumn1700" style:family="table-column">
      <style:table-column-properties style:column-width="3.341667in"/>
    </style:style>
    <style:style style:name="TableColumn1701" style:family="table-column">
      <style:table-column-properties style:column-width="3.351389in"/>
    </style:style>
    <style:style style:name="Table17" style:family="table">
      <style:table-properties style:width="6.693056in" fo:margin-left="0.000000in" style:writing-mode="lr" table:align="left" style:may-break-between-rows="true"/>
    </style:style>
    <style:style style:name="TableRow1700" style:family="table-row">
      <style:table-row-properties style:min-row-height="0.593750in"/>
    </style:style>
    <style:style style:name="TableCell17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7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Row1701" style:family="table-row">
      <style:table-row-properties style:min-row-height="1.114583in"/>
    </style:style>
    <style:style style:name="TableCell17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  <style:style style:name="TableCell17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transparent"/>
    </style:style>
  </office:automatic-styles>
  <office:body>
    <office:text>
      <text:p text:style-name="P1"><draw:frame text:anchor-type="as-char" svg:width="80.96mm" svg:height="23.55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text:anchor-type="as-char" svg:width="72.50mm" svg:height="24.61mm" style:rel-width="scale" style:rel-height="scale"><draw:object-ole xlink:href="OleObj2"/><draw:image xlink:href="ObjectReplacements/OleObj2"/></draw:frame><text:span text:style-name="T1"/></text:p>
      <text:p text:style-name="P3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a xlink:href="https://facom.ufu.br/"><text:span text:style-name="T3">https://facom.ufu.br</text:span></text:a><text:span text:style-name="T4"><text:s/>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6"><text:span text:style-name="T6">Resolução de Problemas</text:span></text:p>
      <text:p text:style-name="P6"><text:span text:style-name="T7">Treinamento para Maratonas de Programação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8"><text:span text:style-name="T9">Minimaratona Feita pelo Time Teste</text:span></text:p>
      <text:p text:style-name="P8"><text:span text:style-name="T10">Caderno de Problemas</text:span></text:p>
      <text:p text:style-name="P8"><text:span text:style-name="T11">(Este caderno contém<text:s text:c="2"/>Páginas)</text:span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9"><text:span text:style-name="T13">©</text:span><text:span text:style-name="T14"><text:s/>É reservado o direito autoral aos criadores (setters) originais do conteúdo desta minimaratona. A eles, o grande agradecimento por toda contribuição.</text:span></text:p>
      <text:p text:style-name="P10"><text:span text:style-name="T15"/></text:p>
      <text:p text:style-name="P10"><text:span text:style-name="T16">Exemplo de solução em C (teste.c):</text:span></text:p>
      <text:p text:style-name="P10"><text:span text:style-name="T17">#include &lt;stdio.h&gt;</text:span></text:p>
      <text:p text:style-name="P10"><text:span text:style-name="T17">int main()</text:span></text:p>
      <text:p text:style-name="P10"><text:span text:style-name="T17">{</text:span></text:p>
      <text:p text:style-name="P10"><text:span text:style-name="T17"><text:tab/>int n;</text:span></text:p>
      <text:p text:style-name="P10"><text:span text:style-name="T17"><text:tab/>while(scanf("%d",&amp;n)==1)</text:span></text:p>
      <text:p text:style-name="P10"><text:span text:style-name="T17"><text:tab/>{</text:span></text:p>
      <text:p text:style-name="P10"><text:span text:style-name="T17"><text:tab/><text:tab/><text:tab/>printf("%d\n",3*n+1);</text:span></text:p>
      <text:p text:style-name="P10"><text:span text:style-name="T17"><text:tab/>}</text:span></text:p>
      <text:p text:style-name="P10"><text:span text:style-name="T17">}</text:span></text:p>
      <text:p text:style-name="P10"><text:span text:style-name="T18"/></text:p>
      <text:p text:style-name="P10"><text:span text:style-name="T19">Exemplo de solução em C++ (teste.cpp):</text:span></text:p>
      <text:p text:style-name="P10"><text:span text:style-name="T20">#include &lt;iostream&gt;</text:span></text:p>
      <text:p text:style-name="P10"><text:span text:style-name="T20">using namespace std;</text:span></text:p>
      <text:p text:style-name="P10"><text:span text:style-name="T20">int main()</text:span></text:p>
      <text:p text:style-name="P10"><text:span text:style-name="T20">{</text:span></text:p>
      <text:p text:style-name="P10"><text:span text:style-name="T20"><text:tab/>int n;</text:span></text:p>
      <text:p text:style-name="P10"><text:span text:style-name="T20"><text:tab/>while(cin &gt;&gt; n)</text:span></text:p>
      <text:p text:style-name="P10"><text:span text:style-name="T20"><text:tab/>{</text:span></text:p>
      <text:p text:style-name="P10"><text:span text:style-name="T20"><text:tab/><text:tab/><text:tab/>cout &lt;&lt; 3*n+1 &lt;&lt; "\n";</text:span></text:p>
      <text:p text:style-name="P10"><text:span text:style-name="T20"><text:tab/>}</text:span></text:p>
      <text:p text:style-name="P10"><text:span text:style-name="T20">}</text:span></text:p>
      <text:p text:style-name="P10"><text:span text:style-name="T21"/></text:p>
      <text:p text:style-name="P10"><text:span text:style-name="T22">Exemplo de solução em Java (teste.java):</text:span></text:p>
      <text:p text:style-name="P10"><text:span text:style-name="T23">import java.util.Scanner;</text:span></text:p>
      <text:p text:style-name="P10"><text:span text:style-name="T23">public class teste</text:span></text:p>
      <text:p text:style-name="P10"><text:span text:style-name="T23">{</text:span></text:p>
      <text:p text:style-name="P10"><text:span text:style-name="T23"><text:s text:c="4"/>public static void main(String [] args)</text:span></text:p>
      <text:p text:style-name="P10"><text:span text:style-name="T23"><text:s text:c="4"/>{</text:span></text:p>
      <text:p text:style-name="P10"><text:span text:style-name="T23"><text:s text:c="8"/>int n;</text:span></text:p>
      <text:p text:style-name="P10"><text:span text:style-name="T23"><text:s text:c="8"/>Scanner s = new</text:span></text:p>
      <text:p text:style-name="P10"><text:span text:style-name="T23"><text:s text:c="8"/>Scanner(System.in);</text:span></text:p>
      <text:p text:style-name="P10"><text:span text:style-name="T23"><text:s text:c="8"/>try</text:span></text:p>
      <text:p text:style-name="P10"><text:span text:style-name="T23"><text:s text:c="8"/>{</text:span></text:p>
      <text:p text:style-name="P10"><text:span text:style-name="T23"><text:s text:c="12"/>while(true)</text:span></text:p>
      <text:p text:style-name="P10"><text:span text:style-name="T23"><text:s text:c="12"/>{</text:span></text:p>
      <text:p text:style-name="P10"><text:span text:style-name="T23"><text:s text:c="16"/>n = s.nextInt();</text:span></text:p>
      <text:p text:style-name="P10"><text:span text:style-name="T23"><text:s text:c="16"/>System.out.println(3*n+1);</text:span></text:p>
      <text:p text:style-name="P10"><text:span text:style-name="T23"><text:s text:c="12"/>}</text:span></text:p>
      <text:p text:style-name="P10"><text:span text:style-name="T23"><text:s text:c="8"/>}</text:span></text:p>
      <text:p text:style-name="P10"><text:span text:style-name="T23"><text:s text:c="8"/>catch(Exception e) {}</text:span></text:p>
      <text:p text:style-name="P10"><text:span text:style-name="T23"><text:s text:c="4"/>}</text:span></text:p>
      <text:p text:style-name="P10"><text:span text:style-name="T23">}</text:span></text:p>
      <text:p text:style-name="P10"><text:span text:style-name="T24"/></text:p>
      <text:p text:style-name="P10"><text:span text:style-name="T25">Exemplo de solução em Python (teste.py):</text:span></text:p>
      <text:p text:style-name="P10"><text:span text:style-name="T26">while True:</text:span></text:p>
      <text:p text:style-name="P10"><text:span text:style-name="T26"><text:s text:c="4"/>try:</text:span></text:p>
      <text:p text:style-name="P10"><text:span text:style-name="T26"><text:s text:c="8"/>n=(int)(input())</text:span></text:p>
      <text:p text:style-name="P10"><text:span text:style-name="T26"><text:s text:c="8"/>print(3 * n + 1)</text:span></text:p>
      <text:p text:style-name="P10"><text:span text:style-name="T26"><text:s text:c="4"/>except EOFError:</text:span></text:p>
      <text:p text:style-name="P10"><text:span text:style-name="T26"><text:s text:c="8"/>break</text:span></text:p>
      <text:p text:style-name="P10"><text:span text:style-name="T27"/></text:p>
      <text:p text:style-name="P10"><text:span text:style-name="T28">Obs.: para programas criados em Java, o nome da classe deve ser o mesmo que o nome do arquivo (base). No exemplo acima, como o arquivo fonte é teste.java, a classe principal deve-se chamar teste.</text:span></text:p>
      <text:p text:style-name="P11"><text:span text:style-name="T29">Instruções</text:span></text:p>
      <text:p text:style-name="P12"><text:span text:style-name="T30"/></text:p>
      <text:p text:style-name="P12"><text:span text:style-name="T30"/></text:p>
      <text:p text:style-name="P12"><text:span text:style-name="T31">Comandos para o terminal:</text:span></text:p>
      <text:p text:style-name="P12"><text:span text:style-name="T32"/></text:p>
      <text:p text:style-name="P12"><text:span text:style-name="T33"><text:s text:c="2"/>Linguagem<text:tab/><text:s text:c="2"/>Compilação</text:span></text:p>
      <text:p text:style-name="P12"><text:span text:style-name="T34"><text:s text:c="2"/>C<text:tab/><text:tab/><text:tab/><text:s text:c="2"/>gcc -lm teste.c<text:s/></text:span><text:span text:style-name="T35">–</text:span><text:span text:style-name="T36">oteste</text:span></text:p>
      <text:p text:style-name="P12"><text:span text:style-name="T36"><text:s text:c="2"/>C++<text:tab/><text:tab/><text:tab/><text:s text:c="2"/>g++ -lm teste.cpp<text:s/></text:span><text:span text:style-name="T37">–</text:span><text:span text:style-name="T38">oteste</text:span></text:p>
      <text:p text:style-name="P12"><text:span text:style-name="T38"><text:s text:c="2"/>Java<text:tab/><text:tab/><text:tab/><text:s text:c="2"/>javac teste.java</text:span></text:p>
      <text:p text:style-name="P12"><text:span text:style-name="T39"/></text:p>
      <text:p text:style-name="P12"><text:span text:style-name="T40">Execução:</text:span></text:p>
      <text:p text:style-name="P12"><text:span text:style-name="T41"><text:s text:c="2"/>C<text:tab/><text:tab/><text:tab/><text:s text:c="2"/>./teste &lt; entrada.in</text:span></text:p>
      <text:p text:style-name="P12"><text:span text:style-name="T41"><text:s text:c="2"/>C++<text:tab/><text:tab/><text:tab/><text:s text:c="2"/>./teste &lt; entrada.in</text:span></text:p>
      <text:p text:style-name="P12"><text:span text:style-name="T41"><text:s text:c="2"/>Java<text:tab/><text:tab/><text:tab/><text:s text:c="2"/>java teste &lt; entrada.in</text:span></text:p>
      <text:p text:style-name="P12"><text:span text:style-name="T41"><text:s text:c="2"/>Python<text:tab/><text:s text:c="2"/>python teste.py &lt; entrada.in</text:span></text:p>
      <text:p text:style-name="P12"><text:span text:style-name="T42"/></text:p>
      <text:p text:style-name="P12"><text:span text:style-name="T42"/></text:p>
      <text:p text:style-name="P12"><text:span text:style-name="T42"/></text:p>
      <text:p text:style-name="P12"><text:span text:style-name="T43">Exemplo de problema:</text:span></text:p>
      <text:p text:style-name="P12"><text:span text:style-name="T44"/></text:p>
      <text:p text:style-name="P13"><text:span text:style-name="T45">Problema Teste</text:span></text:p>
      <text:p text:style-name="P14"><text:span text:style-name="T46"/></text:p>
      <text:p text:style-name="P14"><text:span text:style-name="T47">Arquivo fonte: teste.c, teste.cpp ou teste.java</text:span></text:p>
      <text:p text:style-name="P14"><text:span text:style-name="T48"/></text:p>
      <text:p text:style-name="P14"><text:span text:style-name="T49">Para um dado valor n, calcular a expressão 3n + 1.</text:span></text:p>
      <text:p text:style-name="P14"><text:span text:style-name="T50"/></text:p>
      <text:p text:style-name="P14"><text:span text:style-name="T51">Entrada</text:span></text:p>
      <text:p text:style-name="P14"><text:span text:style-name="T52">A entrada contém várias linhas. Cada linha com um inteiro n (1<text:s/></text:span><text:span text:style-name="T53">≤</text:span><text:span text:style-name="T54"><text:s/>n<text:s/></text:span><text:span text:style-name="T55">≤</text:span><text:span text:style-name="T56">100).</text:span></text:p>
      <text:p text:style-name="P14"><text:span text:style-name="T57"/></text:p>
      <text:p text:style-name="P14"><text:span text:style-name="T58">Saída</text:span></text:p>
      <text:p text:style-name="P14"><text:span text:style-name="T59">Para cada caso de teste imprima uma linha com o resultado da expressão.</text:span></text:p>
      <text:p text:style-name="P14"><text:span text:style-name="T60"/></text:p>
      <text:p text:style-name="P14"><text:span text:style-name="T61">Exemplo de entrada</text:span></text:p>
      <text:p text:style-name="P14"><text:span text:style-name="T62">8</text:span></text:p>
      <text:p text:style-name="P14"><text:span text:style-name="T62">3</text:span></text:p>
      <text:p text:style-name="P14"><text:span text:style-name="T62">12</text:span></text:p>
      <text:p text:style-name="P14"><text:span text:style-name="T62">2</text:span></text:p>
      <text:p text:style-name="P14"><text:span text:style-name="T63"/></text:p>
      <text:p text:style-name="P14"><text:span text:style-name="T64">Exemplo de saída</text:span></text:p>
      <text:p text:style-name="P14"><text:span text:style-name="T65">25</text:span></text:p>
      <text:p text:style-name="P14"><text:span text:style-name="T65">10</text:span></text:p>
      <text:p text:style-name="P14"><text:span text:style-name="T65">37</text:span></text:p>
      <text:p text:style-name="P14"><text:span text:style-name="T65">7</text:span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5"><text:span text:style-name="T66"/></text:p>
      <text:p text:style-name="P16"><text:span text:style-name="T67">Problema A</text:span></text:p>
      <text:p text:style-name="P16"><text:span text:style-name="T68"/></text:p>
      <text:p text:style-name="P16"><text:span text:style-name="T69">O Artefato Perdido</text:span></text:p>
      <text:p text:style-name="P16"><text:span text:style-name="T70"/></text:p>
      <text:p text:style-name="P16"><text:span text:style-name="T71">Nome base:<text:s/></text:span><text:span text:style-name="T72">nome</text:span></text:p>
      <text:p text:style-name="P16"><text:span text:style-name="T73">Tempo limite:</text:span><text:span text:style-name="T74"><text:s/>1s</text:span></text:p>
      <text:p text:style-name="P16"><text:span text:style-name="T75">Autor:<text:s/></text:span><text:span text:style-name="T76">Você</text:span></text:p>
      <text:p text:style-name="P17"><text:span text:style-name="T77"/></text:p>
      <text:p text:style-name="P17"><text:span text:style-name="T77"/></text:p>
      <text:p text:style-name="P18"><text:span text:style-name="T78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span></text:p>
      <text:p text:style-name="P18"><text:span text:style-name="T79"/></text:p>
      <text:p text:style-name="P18"><text:span text:style-name="T80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span></text:p>
      <text:p text:style-name="P18"><text:span text:style-name="T81"/></text:p>
      <text:p text:style-name="P18"><text:span text:style-name="T81"/></text:p>
      <text:p text:style-name="P18"><text:span text:style-name="T82">ENTRADA</text:span></text:p>
      <text:p text:style-name="P18"><text:span text:style-name="T83">A entrada consiste de duas linhas, contendo cada uma uma sequência de letras maiúsculas e minúsculas, sem espaços ou caracteres especiais de tamanho N (1 &lt; N &lt; 10</text:span><text:span text:style-name="T84">⁵</text:span><text:span text:style-name="T85">).</text:span></text:p>
      <text:p text:style-name="P18"><text:span text:style-name="T86"/></text:p>
      <text:p text:style-name="P18"><text:span text:style-name="T86"/></text:p>
      <text:p text:style-name="P18"><text:span text:style-name="T87">SAÍDA</text:span></text:p>
      <text:p text:style-name="P18"><text:span text:style-name="T88">A saída será um número equivalte à quantidade de vezes que a segunda linha pode ser encontrada como anagrama na primeira linha.</text:span></text:p>
      <text:p text:style-name="P18"><text:span text:style-name="T89"/></text:p>
      <text:p text:style-name="P18"><text:span text:style-name="T89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0"><text:span text:style-name="T89"/></text:p>
            <text:p text:style-name="P20"><text:span text:style-name="T90">Exemplo de Entrada</text:span></text:p>
            <text:p text:style-name="P20"><text:span text:style-name="T91"/></text:p>
          </table:table-cell>
          <table:table-cell table:style-name="TableCell010001">
            <text:p text:style-name="P20"><text:span text:style-name="T91"/></text:p>
            <text:p text:style-name="P20"><text:span text:style-name="T92">Exemplo de Saída</text:span><text:span text:style-name="T93"/></text:p>
          </table:table-cell>
        </table:table-row>
        <table:table-row table:style-name="TableRow0101">
          <table:table-cell table:style-name="TableCell010100">
            <text:p text:style-name="P23"><text:span text:style-name="T94">abcabc</text:span></text:p>
            <text:p text:style-name="P23"><text:span text:style-name="T94">abc</text:span><text:span text:style-name="T95"/></text:p>
          </table:table-cell>
          <table:table-cell table:style-name="TableCell010101">
            <text:p text:style-name="P23"><text:span text:style-name="T96">4</text:span><text:span text:style-name="T97"/></text:p>
          </table:table-cell>
        </table:table-row>
      </table:table>
      <text:p text:style-name="P25"><text:span text:style-name="T97"/></text:p>
      <text:p text:style-name="P25"><text:span text:style-name="T97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7"><text:span text:style-name="T97"/></text:p>
            <text:p text:style-name="P27"><text:span text:style-name="T98">Exemplo de Entrada</text:span></text:p>
            <text:p text:style-name="P27"><text:span text:style-name="T99"/></text:p>
          </table:table-cell>
          <table:table-cell table:style-name="TableCell020001">
            <text:p text:style-name="P27"><text:span text:style-name="T99"/></text:p>
            <text:p text:style-name="P27"><text:span text:style-name="T100">Exemplo de Saída</text:span><text:span text:style-name="T101"/></text:p>
          </table:table-cell>
        </table:table-row>
        <table:table-row table:style-name="TableRow0201">
          <table:table-cell table:style-name="TableCell020100">
            <text:p text:style-name="P30"><text:span text:style-name="T102">UFUUufuu</text:span></text:p>
            <text:p text:style-name="P30"><text:span text:style-name="T102">UFU</text:span><text:span text:style-name="T103"/></text:p>
          </table:table-cell>
          <table:table-cell table:style-name="TableCell020101">
            <text:p text:style-name="P30"><text:span text:style-name="T104">2</text:span><text:span text:style-name="T105"/></text:p>
          </table:table-cell>
        </table:table-row>
      </table:table>
      <text:p text:style-name="P32"><text:span text:style-name="T105"/></text:p>
      <text:p text:style-name="P32"><text:span text:style-name="T105"/></text:p>
      <text:p text:style-name="P32"><text:span text:style-name="T105"/></text:p>
      <text:p text:style-name="P33"><text:span text:style-name="T106">Problema B</text:span></text:p>
      <text:p text:style-name="P33"><text:span text:style-name="T107"/></text:p>
      <text:p text:style-name="P33"><text:span text:style-name="T108">Sigla de Time</text:span></text:p>
      <text:p text:style-name="P33"><text:span text:style-name="T109"/></text:p>
      <text:p text:style-name="P33"><text:span text:style-name="T110">Nome base:<text:s/></text:span><text:span text:style-name="T111">Sigla</text:span></text:p>
      <text:p text:style-name="P33"><text:span text:style-name="T112">Tempo limite:</text:span><text:span text:style-name="T113"><text:s/>1s</text:span></text:p>
      <text:p text:style-name="P33"><text:span text:style-name="T114">Autor:<text:s/></text:span><text:span text:style-name="T115">Marcelo Junio de Oliveira Teixeira</text:span></text:p>
      <text:p text:style-name="P34"><text:span text:style-name="T116"/></text:p>
      <text:p text:style-name="P34"><text:span text:style-name="T116"/></text:p>
      <text:p text:style-name="P35"><text:span text:style-name="T117">Pellegrini está organizando uma maratona de programação com seus alunos e os pediu para nomearem seus times de acordo com a sigla gerada pela abreviação do nome de seus capitães. Pellegrini adotou um método de abreviação baseado nas primeiras letras do nome e sobrenome de seus alunos, por exemplo Davi Vilarinho da Silva teria o seus time com a sigla DVS.</text:span></text:p>
      <text:p text:style-name="P36"><text:span text:style-name="T118"/></text:p>
      <text:p text:style-name="P37"><text:span text:style-name="T119">Ajude a desenvolver um programa para que Pellegrini entre com o nome dos capitões e retorne a sigla do time.</text:span></text:p>
      <text:p text:style-name="P38"><text:span text:style-name="T120"/></text:p>
      <text:p text:style-name="P38"><text:span text:style-name="T121">ENTRADA</text:span></text:p>
      <text:p text:style-name="P38"><text:span text:style-name="T122">A entrada consiste em uma única linha formada por um nome separado por espaços.</text:span></text:p>
      <text:p text:style-name="P38"><text:span text:style-name="T123"/></text:p>
      <text:p text:style-name="P38"><text:span text:style-name="T123"/></text:p>
      <text:p text:style-name="P38"><text:span text:style-name="T124">SAÍDA</text:span></text:p>
      <text:p text:style-name="P39"><text:span text:style-name="T125">A saída será a sigla em letra maiúscula das iniciais do nome.</text:span></text:p>
      <text:p text:style-name="P40"><text:span text:style-name="T126"/></text:p>
      <text:p text:style-name="P40"><text:span text:style-name="T126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2"><text:span text:style-name="T126"/></text:p>
            <text:p text:style-name="P42"><text:span text:style-name="T127">Exemplo de Entrada</text:span></text:p>
            <text:p text:style-name="P42"><text:span text:style-name="T128"/></text:p>
          </table:table-cell>
          <table:table-cell table:style-name="TableCell030001">
            <text:p text:style-name="P42"><text:span text:style-name="T128"/></text:p>
            <text:p text:style-name="P42"><text:span text:style-name="T129">Exemplo de Saída</text:span><text:span text:style-name="T130"/></text:p>
          </table:table-cell>
        </table:table-row>
        <table:table-row table:style-name="TableRow0301">
          <table:table-cell table:style-name="TableCell030100">
            <text:p text:style-name="P45"><text:span text:style-name="T131">marcelo junio de oliveira teixeira</text:span><text:span text:style-name="T132"/></text:p>
          </table:table-cell>
          <table:table-cell table:style-name="TableCell030101">
            <text:p text:style-name="P45"><text:span text:style-name="T133">MJDOT</text:span><text:span text:style-name="T134"/></text:p>
          </table:table-cell>
        </table:table-row>
      </table:table>
      <text:p text:style-name="P47"><text:span text:style-name="T134"/></text:p>
      <text:p text:style-name="P47"><text:span text:style-name="T134"/></text:p>
      <text:p text:style-name="P47"><text:span text:style-name="T134"/></text:p>
      <text:p text:style-name="P47"><text:span text:style-name="T134"/></text:p>
      <text:p text:style-name="P47"><text:span text:style-name="T134"/></text:p>
      <text:p text:style-name="P47"><text:span text:style-name="T134"/></text:p>
      <text:p text:style-name="P47"><text:span text:style-name="T134"/></text:p>
      <text:p text:style-name="P47"><text:span text:style-name="T134"/></text:p>
      <text:p text:style-name="P47"><text:span text:style-name="T134"/></text:p>
      <text:p text:style-name="P47"><text:span text:style-name="T134"/></text:p>
      <text:p text:style-name="P47"><text:span text:style-name="T134"/></text:p>
      <text:p text:style-name="P47"><text:span text:style-name="T134"/></text:p>
      <text:p text:style-name="P47"><text:span text:style-name="T135">Problema C</text:span></text:p>
      <text:p text:style-name="P47"><text:span text:style-name="T136"/></text:p>
      <text:p text:style-name="P47"><text:span text:style-name="T137">Vilarinho</text:span></text:p>
      <text:p text:style-name="P47"><text:span text:style-name="T138"/></text:p>
      <text:p text:style-name="P47"><text:span text:style-name="T139">Nome base:<text:s/></text:span><text:span text:style-name="T140">Vilarinho</text:span></text:p>
      <text:p text:style-name="P47"><text:span text:style-name="T141">Tempo limite:</text:span><text:span text:style-name="T142"><text:s/>1s</text:span></text:p>
      <text:p text:style-name="P47"><text:span text:style-name="T143">Autor:<text:s/></text:span><text:span text:style-name="T144">Marcelo Junio de Oliveira Teixeira</text:span></text:p>
      <text:p text:style-name="P48"><text:span text:style-name="T145"/></text:p>
      <text:p text:style-name="P48"><text:span text:style-name="T145"/></text:p>
      <text:p text:style-name="P49"><text:span text:style-name="T146">Davi Vilarinho está trabalhando como professor no programa UberTube, que visa levar o estudo de programação para crianças.</text:span></text:p>
      <text:p text:style-name="P49"><text:span text:style-name="T147"/></text:p>
      <text:p text:style-name="P49"><text:span text:style-name="T148">Após aplicar um teste de programação no laboratório da UFU para seus alunos, ele quis que ao final do teste fosse exibido um ranking com o nome dos alunos em que o primeiro lugar seria a maior nota, o segundo a segunda maior nota e assim por diante. </text:span></text:p>
      <text:p text:style-name="P49"><text:span text:style-name="T149"/></text:p>
      <text:p text:style-name="P49"><text:span text:style-name="T150">Ajude Davi Vilarinho a desenvolver esse programa e incentivar o aprendizado de seus alunos.</text:span></text:p>
      <text:p text:style-name="P50"><text:span text:style-name="T151"/></text:p>
      <text:p text:style-name="P50"><text:span text:style-name="T151"/></text:p>
      <text:p text:style-name="P50"><text:span text:style-name="T152">ENTRADA</text:span></text:p>
      <text:p text:style-name="P51"><text:span text:style-name="T153">A entrada consiste em N linhas , em que a primeira será o número de linhas com os nomes e notas (inteiro de 0 até 100) a serem lidos, e as N sequentes serão os nomes sequidos pela nota do aluno separados por espaço.</text:span></text:p>
      <text:p text:style-name="P52"><text:span text:style-name="T154"/></text:p>
      <text:p text:style-name="P52"><text:span text:style-name="T154"/></text:p>
      <text:p text:style-name="P52"><text:span text:style-name="T155">SAÍDA</text:span></text:p>
      <text:p text:style-name="P53"><text:span text:style-name="T156">A saída será o ranking com os nomes e notas ordenados.</text:span></text:p>
      <text:p text:style-name="P54"><text:span text:style-name="T157"/></text:p>
      <text:p text:style-name="P54"><text:span text:style-name="T157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56"><text:span text:style-name="T157"/></text:p>
            <text:p text:style-name="P56"><text:span text:style-name="T158">Exemplo de Entrada</text:span></text:p>
            <text:p text:style-name="P56"><text:span text:style-name="T159"/></text:p>
          </table:table-cell>
          <table:table-cell table:style-name="TableCell040001">
            <text:p text:style-name="P56"><text:span text:style-name="T159"/></text:p>
            <text:p text:style-name="P56"><text:span text:style-name="T160">Exemplo de Saída</text:span><text:span text:style-name="T161"/></text:p>
          </table:table-cell>
        </table:table-row>
        <table:table-row table:style-name="TableRow0401">
          <table:table-cell table:style-name="TableCell040100">
            <text:p text:style-name="P59"><text:span text:style-name="T162">3</text:span></text:p>
            <text:p text:style-name="P59"><text:span text:style-name="T162">marcelo 90</text:span></text:p>
            <text:p text:style-name="P59"><text:span text:style-name="T162">vila 75</text:span></text:p>
            <text:p text:style-name="P59"><text:span text:style-name="T162">pedro 80</text:span><text:span text:style-name="T163"/></text:p>
          </table:table-cell>
          <table:table-cell table:style-name="TableCell040101">
            <text:p text:style-name="P59"><text:span text:style-name="T164">marcelo 90</text:span></text:p>
            <text:p text:style-name="P59"><text:span text:style-name="T164">pedro 80</text:span></text:p>
            <text:p text:style-name="P59"><text:span text:style-name="T164">vila 75</text:span></text:p>
            <text:p text:style-name="P59"><text:span text:style-name="T165"/></text:p>
          </table:table-cell>
        </table:table-row>
      </table:table>
      <text:p text:style-name="P61"><text:span text:style-name="T165"/></text:p>
      <text:p text:style-name="P61"><text:span text:style-name="T165"/></text:p>
      <text:p text:style-name="P61"><text:span text:style-name="T165"/></text:p>
      <text:p text:style-name="P61"><text:span text:style-name="T165"/></text:p>
      <text:p text:style-name="P61"><text:span text:style-name="T165"/></text:p>
      <text:p text:style-name="P61"><text:span text:style-name="T165"/></text:p>
      <text:p text:style-name="P61"><text:span text:style-name="T165"/></text:p>
      <text:p text:style-name="P62"><text:span text:style-name="T166">Problema D</text:span></text:p>
      <text:p text:style-name="P62"><text:span text:style-name="T167"/></text:p>
      <text:p text:style-name="P62"><text:span text:style-name="T168">Primeira Vogal</text:span></text:p>
      <text:p text:style-name="P62"><text:span text:style-name="T169"/></text:p>
      <text:p text:style-name="P62"><text:span text:style-name="T170">Nome base:<text:s/></text:span><text:span text:style-name="T171">nome</text:span></text:p>
      <text:p text:style-name="P62"><text:span text:style-name="T172">Tempo limite:</text:span><text:span text:style-name="T173"><text:s/>1s</text:span></text:p>
      <text:p text:style-name="P62"><text:span text:style-name="T174">Autor:<text:s/></text:span><text:span text:style-name="T175">Você</text:span></text:p>
      <text:p text:style-name="P63"><text:span text:style-name="T176"/></text:p>
      <text:p text:style-name="P63"><text:span text:style-name="T176"/></text:p>
      <text:p text:style-name="P64"><text:span text:style-name="T177">No reino antigo de Língua Antiqua, um novo desafio surgiu para os habilidosos magos da programação. A feiticeira Alanturina, guardiã das antigas palavras encantadas, descobriu um grimório contendo uma lista de palavras mágicas. Porém, para desvendar seu verdadeiro poder, as palavras precisam ser ordenadas de acordo com a primeira vogal de cada uma.</text:span></text:p>
      <text:p text:style-name="P64"><text:span text:style-name="T178"/></text:p>
      <text:p text:style-name="P64"><text:span text:style-name="T179">Os mais astutos magos da programação agora são convocados a embarcar nessa jornada épica, decifrando os enigmas do grimório misterioso. Eles devem escrever um algoritmo capaz de ordenar as palavras de acordo com a primeira vogal de cada uma.</text:span></text:p>
      <text:p text:style-name="P64"><text:span text:style-name="T180"/></text:p>
      <text:p text:style-name="P64"><text:span text:style-name="T180"/></text:p>
      <text:p text:style-name="P64"><text:span text:style-name="T181">ENTRADA</text:span></text:p>
      <text:p text:style-name="P64"><text:span text:style-name="T182">A primeira linha da entrada, corresponde à quantidade N de palavras a serem ordenadas (2 &lt; N &lt; 10</text:span><text:span text:style-name="T183">⁴</text:span><text:span text:style-name="T184">). As demais linhas são as palavras, contendo caractéres maiúsculos e minúsculos, sem acentos ou espaços e de comprimento M &lt;= 10².</text:span></text:p>
      <text:p text:style-name="P64"><text:span text:style-name="T185"/></text:p>
      <text:p text:style-name="P64"><text:span text:style-name="T185"/></text:p>
      <text:p text:style-name="P64"><text:span text:style-name="T186">SAÍDA</text:span></text:p>
      <text:p text:style-name="P64"><text:span text:style-name="T187">A saída é composta das N palavras ordenadas de acordo com a primeira vogal de cada uma, sendo que palavras que compartilham a mesma primeira vogal são dispostas de acordo com seu tamanho.</text:span></text:p>
      <text:p text:style-name="P64"><text:span text:style-name="T188"/></text:p>
      <text:p text:style-name="P64"><text:span text:style-name="T188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66"><text:span text:style-name="T188"/></text:p>
            <text:p text:style-name="P66"><text:span text:style-name="T189">Exemplo de Entrada</text:span></text:p>
            <text:p text:style-name="P66"><text:span text:style-name="T190"/></text:p>
          </table:table-cell>
          <table:table-cell table:style-name="TableCell050001">
            <text:p text:style-name="P66"><text:span text:style-name="T190"/></text:p>
            <text:p text:style-name="P66"><text:span text:style-name="T191">Exemplo de Saída</text:span><text:span text:style-name="T192"/></text:p>
          </table:table-cell>
        </table:table-row>
        <table:table-row table:style-name="TableRow0501">
          <table:table-cell table:style-name="TableCell050100">
            <text:p text:style-name="P69"><text:span text:style-name="T193">6</text:span></text:p>
            <text:p text:style-name="P69"><text:span text:style-name="T193">Ana</text:span></text:p>
            <text:p text:style-name="P69"><text:span text:style-name="T193">banana</text:span></text:p>
            <text:p text:style-name="P69"><text:span text:style-name="T193">eduardo</text:span></text:p>
            <text:p text:style-name="P69"><text:span text:style-name="T193">feliz</text:span></text:p>
            <text:p text:style-name="P69"><text:span text:style-name="T193">ufu</text:span></text:p>
            <text:p text:style-name="P69"><text:span text:style-name="T193">ordenacao</text:span><text:span text:style-name="T194"/></text:p>
          </table:table-cell>
          <table:table-cell table:style-name="TableCell050101">
            <text:p text:style-name="P69"><text:span text:style-name="T195">Ana</text:span></text:p>
            <text:p text:style-name="P69"><text:span text:style-name="T195">banana</text:span></text:p>
            <text:p text:style-name="P69"><text:span text:style-name="T195">feliz</text:span></text:p>
            <text:p text:style-name="P69"><text:span text:style-name="T195">eduardo</text:span></text:p>
            <text:p text:style-name="P69"><text:span text:style-name="T195">ordenacao</text:span></text:p>
            <text:p text:style-name="P69"><text:span text:style-name="T195">ufu</text:span><text:span text:style-name="T196"/></text:p>
          </table:table-cell>
        </table:table-row>
      </table:table>
      <text:p text:style-name="P71"><text:span text:style-name="T196"/></text:p>
      <text:p text:style-name="P71"><text:span text:style-name="T196"/></text:p>
      <text:p text:style-name="P71"><text:span text:style-name="T196"/></text:p>
      <text:p text:style-name="P71"><text:span text:style-name="T196"/></text:p>
      <text:p text:style-name="P72"><text:span text:style-name="T197">Problema E</text:span></text:p>
      <text:p text:style-name="P72"><text:span text:style-name="T198"/></text:p>
      <text:p text:style-name="P72"><text:span text:style-name="T199">Senhor das Armas</text:span></text:p>
      <text:p text:style-name="P72"><text:span text:style-name="T200"/></text:p>
      <text:p text:style-name="P72"><text:span text:style-name="T201">Nome base:<text:s/></text:span><text:span text:style-name="T202">senhordasarmas</text:span></text:p>
      <text:p text:style-name="P72"><text:span text:style-name="T203">Tempo limite:</text:span><text:span text:style-name="T204"><text:s/>1s</text:span></text:p>
      <text:p text:style-name="P72"><text:span text:style-name="T205">Autor:<text:s/></text:span><text:span text:style-name="T206">Davi Felipe Ramos de Oliveira Vilarinho</text:span></text:p>
      <text:p text:style-name="P73"><text:span text:style-name="T207"/></text:p>
      <text:p text:style-name="P73"><text:span text:style-name="T208">Nicolas Gaiola é um vendedor internacional de aparato bélico proveniente de atividades duvidosas. Nicolas é inteligente o suficiente para compreender que em seu ramo é melhor ceder lucro em prol da segurança e longevidade de suas atividades.</text:span></text:p>
      <text:p text:style-name="P73"><text:span text:style-name="T209"/></text:p>
      <text:p text:style-name="P73"><text:span text:style-name="T210">Ajude Nicolas ficar fora da gaiola e continuar com seu império armamentista dizendo quantas compras ele precisará fazer de acordo com o preço de cada fornecedor, considerando que ele não pode comprar três vezes seguidas do mesmo fornecedor para não se prender à ele.</text:span></text:p>
      <text:p text:style-name="P74"><text:span text:style-name="T211"/></text:p>
      <text:p text:style-name="P75"><text:span text:style-name="T211"/></text:p>
      <text:p text:style-name="P75"><text:span text:style-name="T211"/></text:p>
      <text:p text:style-name="P75"><text:span text:style-name="T212">ENTRADA</text:span></text:p>
      <text:p text:style-name="P76"><text:span text:style-name="T213">A entrada consistirá de uma linha com a quantidade N de fornecedores (3 &lt;= N &lt; 2^20) e M (1 &lt;= M &lt; 2^20) do volume de compras mínimo almejado por Nicolas. Na outra linha, haverá o preço inteiro dos N fornecedores.</text:span></text:p>
      <text:p text:style-name="P77"><text:span text:style-name="T214"/></text:p>
      <text:p text:style-name="P77"><text:span text:style-name="T214"/></text:p>
      <text:p text:style-name="P77"><text:span text:style-name="T215">SAÍDA</text:span></text:p>
      <text:p text:style-name="P78"><text:span text:style-name="T216">A saída indica quantas compras no mínimo Nicolas fará para alcançar aquele o volume M.</text:span></text:p>
      <text:p text:style-name="P79"><text:span text:style-name="T217"/></text:p>
      <text:p text:style-name="P79"><text:span text:style-name="T217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81"><text:span text:style-name="T217"/></text:p>
            <text:p text:style-name="P81"><text:span text:style-name="T218">Exemplo de Entrada</text:span></text:p>
            <text:p text:style-name="P81"><text:span text:style-name="T219"/></text:p>
          </table:table-cell>
          <table:table-cell table:style-name="TableCell060001">
            <text:p text:style-name="P81"><text:span text:style-name="T219"/></text:p>
            <text:p text:style-name="P81"><text:span text:style-name="T220">Exemplo de Saída</text:span><text:span text:style-name="T221"/></text:p>
          </table:table-cell>
        </table:table-row>
        <table:table-row table:style-name="TableRow0601">
          <table:table-cell table:style-name="TableCell060100">
            <text:p text:style-name="P84"><text:span text:style-name="T222">5 7</text:span></text:p>
            <text:p text:style-name="P84"><text:span text:style-name="T222">4 3 1 2 1</text:span><text:span text:style-name="T223"/></text:p>
          </table:table-cell>
          <table:table-cell table:style-name="TableCell060101">
            <text:p text:style-name="P84"><text:span text:style-name="T224">2</text:span><text:span text:style-name="T225"/></text:p>
          </table:table-cell>
        </table:table-row>
      </table:table>
      <text:p text:style-name="P86"><text:span text:style-name="T225"/></text:p>
      <text:p text:style-name="P87"><text:span text:style-name="T225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89"><text:span text:style-name="T225"/></text:p>
            <text:p text:style-name="P89"><text:span text:style-name="T226">Exemplo de Entrada</text:span></text:p>
            <text:p text:style-name="P89"><text:span text:style-name="T227"/></text:p>
          </table:table-cell>
          <table:table-cell table:style-name="TableCell070001">
            <text:p text:style-name="P89"><text:span text:style-name="T227"/></text:p>
            <text:p text:style-name="P89"><text:span text:style-name="T228">Exemplo de Saída</text:span><text:span text:style-name="T229"/></text:p>
          </table:table-cell>
        </table:table-row>
        <table:table-row table:style-name="TableRow0701">
          <table:table-cell table:style-name="TableCell070100">
            <text:p text:style-name="P92"><text:span text:style-name="T230">3 10</text:span></text:p>
            <text:p text:style-name="P92"><text:span text:style-name="T230">1 5 4</text:span><text:span text:style-name="T231"/></text:p>
          </table:table-cell>
          <table:table-cell table:style-name="TableCell070101">
            <text:p text:style-name="P92"><text:span text:style-name="T232">3</text:span><text:span text:style-name="T233"/></text:p>
          </table:table-cell>
        </table:table-row>
      </table:table>
      <text:p text:style-name="P94"><text:span text:style-name="T233"/></text:p>
      <text:p text:style-name="P94"><text:span text:style-name="T233"/></text:p>
      <text:p text:style-name="P94"><text:span text:style-name="T233"/></text:p>
      <text:p text:style-name="P94"><text:span text:style-name="T233"/></text:p>
      <text:p text:style-name="P94"><text:span text:style-name="T233"/></text:p>
      <text:p text:style-name="P95"><text:span text:style-name="T234">Problema F</text:span></text:p>
      <text:p text:style-name="P95"><text:span text:style-name="T235"/></text:p>
      <text:p text:style-name="P95"><text:span text:style-name="T236">Motorista de Táxi</text:span></text:p>
      <text:p text:style-name="P95"><text:span text:style-name="T237"/></text:p>
      <text:p text:style-name="P95"><text:span text:style-name="T238">Nome base:<text:s/></text:span><text:span text:style-name="T239">motoristadetaxi</text:span></text:p>
      <text:p text:style-name="P95"><text:span text:style-name="T240">Tempo limite:</text:span><text:span text:style-name="T241"><text:s/>1s</text:span></text:p>
      <text:p text:style-name="P95"><text:span text:style-name="T242">Autor:<text:s/></text:span><text:span text:style-name="T243">Davi Felipe Ramos de Oliveira Vilarinho</text:span></text:p>
      <text:p text:style-name="P96"><text:span text:style-name="T244"/></text:p>
      <text:p text:style-name="P96"><text:span text:style-name="T245">Thiago Bicalho é um motorista de táxi noturno e tem sérias preocupações das rotas que toma, e quer, por isso, maximizar seu lucro.</text:span></text:p>
      <text:p text:style-name="P96"><text:span text:style-name="T246"/></text:p>
      <text:p text:style-name="P96"><text:span text:style-name="T247">Taxista não usa distância euclidiana, e sim a distância de Manhattan, uma vez que a menor distância não é uma linha reta, e sim o deslocamento vertical e horizontal total que percorrerá.</text:span></text:p>
      <text:p text:style-name="P96"><text:span text:style-name="T248"/></text:p>
      <text:p text:style-name="P96"><text:span text:style-name="T249">Ajude Thiago a predizer o quanto uma série de corridas terá de distância.</text:span></text:p>
      <text:p text:style-name="P97"><text:span text:style-name="T250"/></text:p>
      <text:p text:style-name="P98"><text:span text:style-name="T250"/></text:p>
      <text:p text:style-name="P98"><text:span text:style-name="T251">ENTRADA</text:span></text:p>
      <text:p text:style-name="P99"><text:span text:style-name="T252">A entrada consiste de uma linha com o valor N (N &lt; 10000) de quantas paradas ele fará.</text:span></text:p>
      <text:p text:style-name="P99"><text:span text:style-name="T252">Em seguida N linhas contendo as coordenas X Y (-2^16 &lt; X &lt; 2^16) e (-2^16 &lt; Y &lt; 2^16) dos lugares que ele percorrerá.</text:span></text:p>
      <text:p text:style-name="P100"><text:span text:style-name="T253"/></text:p>
      <text:p text:style-name="P100"><text:span text:style-name="T253"/></text:p>
      <text:p text:style-name="P100"><text:span text:style-name="T254">SAÍDA</text:span></text:p>
      <text:p text:style-name="P101"><text:span text:style-name="T255">A saída será o somatório da diferença das distâncias consecutivas desde o início (que será a coordenada (0,0)).</text:span></text:p>
      <text:p text:style-name="P102"><text:span text:style-name="T256"/></text:p>
      <text:p text:style-name="P102"><text:span text:style-name="T256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04"><text:span text:style-name="T256"/></text:p>
            <text:p text:style-name="P104"><text:span text:style-name="T257">Exemplo de Entrada</text:span></text:p>
            <text:p text:style-name="P104"><text:span text:style-name="T258"/></text:p>
          </table:table-cell>
          <table:table-cell table:style-name="TableCell080001">
            <text:p text:style-name="P104"><text:span text:style-name="T258"/></text:p>
            <text:p text:style-name="P104"><text:span text:style-name="T259">Exemplo de Saída</text:span><text:span text:style-name="T260"/></text:p>
          </table:table-cell>
        </table:table-row>
        <table:table-row table:style-name="TableRow0801">
          <table:table-cell table:style-name="TableCell080100">
            <text:p text:style-name="P107"><text:span text:style-name="T261">3</text:span></text:p>
            <text:p text:style-name="P107"><text:span text:style-name="T261">1 1</text:span></text:p>
            <text:p text:style-name="P107"><text:span text:style-name="T261">-1 -1</text:span></text:p>
            <text:p text:style-name="P107"><text:span text:style-name="T261">0 0</text:span><text:span text:style-name="T262"/></text:p>
          </table:table-cell>
          <table:table-cell table:style-name="TableCell080101">
            <text:p text:style-name="P107"><text:span text:style-name="T263">8</text:span><text:span text:style-name="T264"/></text:p>
          </table:table-cell>
        </table:table-row>
      </table:table>
      <text:p text:style-name="P109"><text:span text:style-name="T264"/></text:p>
      <text:p text:style-name="P110"><text:span text:style-name="T264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12"><text:span text:style-name="T264"/></text:p>
            <text:p text:style-name="P112"><text:span text:style-name="T265">Exemplo de Entrada</text:span></text:p>
            <text:p text:style-name="P112"><text:span text:style-name="T266"/></text:p>
          </table:table-cell>
          <table:table-cell table:style-name="TableCell090001">
            <text:p text:style-name="P112"><text:span text:style-name="T266"/></text:p>
            <text:p text:style-name="P112"><text:span text:style-name="T267">Exemplo de Saída</text:span><text:span text:style-name="T268"/></text:p>
          </table:table-cell>
        </table:table-row>
        <table:table-row table:style-name="TableRow0901">
          <table:table-cell table:style-name="TableCell090100">
            <text:p text:style-name="P115"><text:span text:style-name="T269">4</text:span></text:p>
            <text:p text:style-name="P115"><text:span text:style-name="T269">1 1</text:span></text:p>
            <text:p text:style-name="P115"><text:span text:style-name="T269">2 2</text:span></text:p>
            <text:p text:style-name="P115"><text:span text:style-name="T269">3 3</text:span></text:p>
            <text:p text:style-name="P115"><text:span text:style-name="T269">4 4</text:span><text:span text:style-name="T270"/></text:p>
          </table:table-cell>
          <table:table-cell table:style-name="TableCell090101">
            <text:p text:style-name="P115"><text:span text:style-name="T271">8</text:span><text:span text:style-name="T272"/></text:p>
          </table:table-cell>
        </table:table-row>
      </table:table>
      <text:p text:style-name="P117"><text:span text:style-name="T272"/></text:p>
      <text:p text:style-name="P118"><text:span text:style-name="T273">Problema G</text:span></text:p>
      <text:p text:style-name="P118"><text:span text:style-name="T274"/></text:p>
      <text:p text:style-name="P118"><text:span text:style-name="T275">Hambúrguer</text:span></text:p>
      <text:p text:style-name="P118"><text:span text:style-name="T276"/></text:p>
      <text:p text:style-name="P118"><text:span text:style-name="T277">Nome base:<text:s/></text:span><text:span text:style-name="T278">hamburguer</text:span></text:p>
      <text:p text:style-name="P118"><text:span text:style-name="T279">Tempo limite:</text:span><text:span text:style-name="T280"><text:s/>1s</text:span></text:p>
      <text:p text:style-name="P118"><text:span text:style-name="T281">Autor:<text:s/></text:span><text:span text:style-name="T282">Marcelo Junio de Oliveira Teixeira</text:span></text:p>
      <text:p text:style-name="P119"><text:span text:style-name="T283"/></text:p>
      <text:p text:style-name="P119"><text:span text:style-name="T283"/></text:p>
      <text:p text:style-name="P120"><text:span text:style-name="T284">Marcelo está em sua lanchonete favorita chamada Pedro Buggers, e precisa pedir hambúrgueres diferentes para cada um de seus amigos, porém este está muito confuso em quais deveria pedir.</text:span></text:p>
      <text:p text:style-name="P120"><text:span text:style-name="T285"/></text:p>
      <text:p text:style-name="P120"><text:span text:style-name="T286">Marcelo então decide pedir seu hamburguer X-grande e, para seus outros amigos, as diferentes variações de seu hambúrguer a partir dos adicionais disponíveis. Ou seja, sem repetir dois adicionais iguais no mesmo hambúrguer, apenas um adicional de cada categoria sera aceito.</text:span></text:p>
      <text:p text:style-name="P120"><text:span text:style-name="T287"/></text:p>
      <text:p text:style-name="P120"><text:span text:style-name="T288">Sabendo que a disponibilidade de adicionais varia com o dia ajude Marcelo a saber a quantidade de possíveis hambúrgueres que ele levará para seus amigos.</text:span></text:p>
      <text:p text:style-name="P121"><text:span text:style-name="T289"/></text:p>
      <text:p text:style-name="P121"><text:span text:style-name="T289"/></text:p>
      <text:p text:style-name="P121"><text:span text:style-name="T290">ENTRADA</text:span></text:p>
      <text:p text:style-name="P122"><text:span text:style-name="T291">A entrada consiste no número inteiro de adicionais disponíveis N, N &lt;= 14.</text:span></text:p>
      <text:p text:style-name="P123"><text:span text:style-name="T292"/></text:p>
      <text:p text:style-name="P123"><text:span text:style-name="T292"/></text:p>
      <text:p text:style-name="P123"><text:span text:style-name="T293">SAÍDA</text:span></text:p>
      <text:p text:style-name="P124"><text:span text:style-name="T294">A saída será o número de hambúrgues diferentes formados por esses adicionais.</text:span></text:p>
      <text:p text:style-name="P125"><text:span text:style-name="T295"/></text:p>
      <text:p text:style-name="P125"><text:span text:style-name="T295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127"><text:span text:style-name="T295"/></text:p>
            <text:p text:style-name="P127"><text:span text:style-name="T296">Exemplo de Entrada</text:span></text:p>
            <text:p text:style-name="P127"><text:span text:style-name="T297"/></text:p>
          </table:table-cell>
          <table:table-cell table:style-name="TableCell100001">
            <text:p text:style-name="P127"><text:span text:style-name="T297"/></text:p>
            <text:p text:style-name="P127"><text:span text:style-name="T298">Exemplo de Saída</text:span><text:span text:style-name="T299"/></text:p>
          </table:table-cell>
        </table:table-row>
        <table:table-row table:style-name="TableRow1001">
          <table:table-cell table:style-name="TableCell100100">
            <text:p text:style-name="P130"><text:span text:style-name="T300">4</text:span><text:span text:style-name="T301"/></text:p>
          </table:table-cell>
          <table:table-cell table:style-name="TableCell100101">
            <text:p text:style-name="P130"><text:span text:style-name="T302">24</text:span><text:span text:style-name="T303"/></text:p>
          </table:table-cell>
        </table:table-row>
      </table:table>
      <text:p text:style-name="P132"><text:span text:style-name="T303"/></text:p>
      <text:p text:style-name="P133"><text:span text:style-name="T303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135"><text:span text:style-name="T303"/></text:p>
            <text:p text:style-name="P135"><text:span text:style-name="T304">Exemplo de Entrada</text:span></text:p>
            <text:p text:style-name="P135"><text:span text:style-name="T305"/></text:p>
          </table:table-cell>
          <table:table-cell table:style-name="TableCell110001">
            <text:p text:style-name="P135"><text:span text:style-name="T305"/></text:p>
            <text:p text:style-name="P135"><text:span text:style-name="T306">Exemplo de Saída</text:span><text:span text:style-name="T307"/></text:p>
          </table:table-cell>
        </table:table-row>
        <table:table-row table:style-name="TableRow1101">
          <table:table-cell table:style-name="TableCell110100">
            <text:p text:style-name="P138"><text:span text:style-name="T308">2</text:span><text:span text:style-name="T309"/></text:p>
          </table:table-cell>
          <table:table-cell table:style-name="TableCell110101">
            <text:p text:style-name="P138"><text:span text:style-name="T310">2</text:span><text:span text:style-name="T311"/></text:p>
          </table:table-cell>
        </table:table-row>
      </table:table>
      <text:p text:style-name="P140"><text:span text:style-name="T311"/></text:p>
      <text:p text:style-name="P140"><text:span text:style-name="T311"/></text:p>
      <text:p text:style-name="P140"><text:span text:style-name="T312"><text:line-break/></text:span></text:p>
      <text:p text:style-name="P140"><text:span text:style-name="T313"/></text:p>
      <text:p text:style-name="P140"><text:span text:style-name="T313"/></text:p>
      <text:p text:style-name="P141"><text:span text:style-name="T314">Problema H</text:span></text:p>
      <text:p text:style-name="P141"><text:span text:style-name="T315"/></text:p>
      <text:p text:style-name="P141"><text:span text:style-name="T316">E lá vem eles de novo...</text:span></text:p>
      <text:p text:style-name="P141"><text:span text:style-name="T317"/></text:p>
      <text:p text:style-name="P141"><text:span text:style-name="T318">Nome base:<text:s/></text:span><text:span text:style-name="T319">lavemeles</text:span></text:p>
      <text:p text:style-name="P141"><text:span text:style-name="T320">Tempo limite:</text:span><text:span text:style-name="T321"><text:s/>1s</text:span></text:p>
      <text:p text:style-name="P141"><text:span text:style-name="T322">Autor:<text:s/></text:span><text:span text:style-name="T323">Davi Felipe Ramos de Oliveira Vilarinho</text:span></text:p>
      <text:p text:style-name="P142"><text:span text:style-name="T324"/></text:p>
      <text:p text:style-name="P142"><text:span text:style-name="T324"/></text:p>
      <text:p text:style-name="P143"><text:span text:style-name="T325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span></text:p>
      <text:p text:style-name="P143"><text:span text:style-name="T326"/></text:p>
      <text:p text:style-name="P143"><text:span text:style-name="T327">Ajude Mario Cello a mostrar quantas possibilidades existem de um certo placar acontecer.</text:span></text:p>
      <text:p text:style-name="P143"><text:span text:style-name="T328"/></text:p>
      <text:p text:style-name="P143"><text:span text:style-name="T328"/></text:p>
      <text:p text:style-name="P143"><text:span text:style-name="T329">ENTRADA</text:span></text:p>
      <text:p text:style-name="P143"><text:span text:style-name="T330">A primeira e única linha da entrada corresponde ao placar N M, onde 0 &lt;= N &lt;= 7, inteiro, e 0 &lt;= M &lt;= 7, também inteiro. N representa a quantidade de gols que o primeiro time marcou e M o do segundo.</text:span></text:p>
      <text:p text:style-name="P143"><text:span text:style-name="T331"/></text:p>
      <text:p text:style-name="P143"><text:span text:style-name="T331"/></text:p>
      <text:p text:style-name="P143"><text:span text:style-name="T332">SAÍDA</text:span></text:p>
      <text:p text:style-name="P143"><text:span text:style-name="T333">A saída é o número de jogos em que o placar acontece a depender da ordem em que os gols aconteceram na partida (ou seja, 7 gols de um time e um do outro, ou 1 do outro e 7 do primeiro são jogos diferentes).</text:span></text:p>
      <text:p text:style-name="P143"><text:span text:style-name="T334"/></text:p>
      <text:p text:style-name="P143"><text:span text:style-name="T334"/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145"><text:span text:style-name="T334"/></text:p>
            <text:p text:style-name="P145"><text:span text:style-name="T335">Exemplo de Entrada</text:span></text:p>
            <text:p text:style-name="P145"><text:span text:style-name="T336"/></text:p>
          </table:table-cell>
          <table:table-cell table:style-name="TableCell120001">
            <text:p text:style-name="P145"><text:span text:style-name="T336"/></text:p>
            <text:p text:style-name="P145"><text:span text:style-name="T337">Exemplo de Saída</text:span><text:span text:style-name="T338"/></text:p>
          </table:table-cell>
        </table:table-row>
        <table:table-row table:style-name="TableRow1201">
          <table:table-cell table:style-name="TableCell120100">
            <text:p text:style-name="P148"><text:span text:style-name="T339">7 1</text:span><text:span text:style-name="T340"/></text:p>
          </table:table-cell>
          <table:table-cell table:style-name="TableCell120101">
            <text:p text:style-name="P148"><text:span text:style-name="T341">8</text:span><text:span text:style-name="T342"/></text:p>
          </table:table-cell>
        </table:table-row>
      </table:table>
      <text:p text:style-name="P150"><text:span text:style-name="T342"/></text:p>
      <text:p text:style-name="P150"><text:span text:style-name="T342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152"><text:span text:style-name="T342"/></text:p>
            <text:p text:style-name="P152"><text:span text:style-name="T343">Exemplo de Entrada</text:span></text:p>
            <text:p text:style-name="P152"><text:span text:style-name="T344"/></text:p>
          </table:table-cell>
          <table:table-cell table:style-name="TableCell130001">
            <text:p text:style-name="P152"><text:span text:style-name="T344"/></text:p>
            <text:p text:style-name="P152"><text:span text:style-name="T345">Exemplo de Saída</text:span><text:span text:style-name="T346"/></text:p>
          </table:table-cell>
        </table:table-row>
        <table:table-row table:style-name="TableRow1301">
          <table:table-cell table:style-name="TableCell130100">
            <text:p text:style-name="P155"><text:span text:style-name="T347">4 3</text:span><text:span text:style-name="T348"/></text:p>
          </table:table-cell>
          <table:table-cell table:style-name="TableCell130101">
            <text:p text:style-name="P155"><text:span text:style-name="T349">35</text:span><text:span text:style-name="T350"/></text:p>
          </table:table-cell>
        </table:table-row>
      </table:table>
      <text:p text:style-name="P157"><text:span text:style-name="T350"/></text:p>
      <text:p text:style-name="P157"><text:span text:style-name="T350"/></text:p>
      <text:p text:style-name="P157"><text:span text:style-name="T350"/></text:p>
      <text:p text:style-name="P157"><text:span text:style-name="T350"/></text:p>
      <text:p text:style-name="P157"><text:span text:style-name="T350"/></text:p>
      <text:p text:style-name="P157"><text:span text:style-name="T350"/></text:p>
      <text:p text:style-name="P157"><text:span text:style-name="T350"/></text:p>
      <text:p text:style-name="P157"><text:span text:style-name="T350"/></text:p>
      <text:p text:style-name="P157"><text:span text:style-name="T350"/></text:p>
      <text:p text:style-name="P158"><text:span text:style-name="T351">Problema I</text:span></text:p>
      <text:p text:style-name="P158"><text:span text:style-name="T352"/></text:p>
      <text:p text:style-name="P158"><text:span text:style-name="T353">Desafio do Criptógrafo Amaldiçoado</text:span></text:p>
      <text:p text:style-name="P158"><text:span text:style-name="T354"/></text:p>
      <text:p text:style-name="P158"><text:span text:style-name="T355">Nome base:<text:s/></text:span><text:span text:style-name="T356">criptografoamaldicoado</text:span></text:p>
      <text:p text:style-name="P158"><text:span text:style-name="T357">Tempo limite:</text:span><text:span text:style-name="T358"><text:s/>1s</text:span></text:p>
      <text:p text:style-name="P159"><text:span text:style-name="T359"><text:tab/><text:tab/><text:tab/><text:s text:c="7"/>Autor:<text:s/></text:span><text:span text:style-name="T360">Pedro Murilo Brügger</text:span></text:p>
      <text:p text:style-name="P159"><text:span text:style-name="T360"/></text:p>
      <text:p text:style-name="P159"><text:span text:style-name="T360"/></text:p>
      <text:p text:style-name="P159"><text:span text:style-name="T360">O lendário criptógrafo, Hermes, conhecido por seus enigmas indecifráveis, foi amaldiçoado por um mago invejoso. A maldição o obrigou a criar um código inquebrável, mas com um toque peculiar: a chave para desvendar o segredo está escondida em um conjunto de números primos.</text:span></text:p>
      <text:p text:style-name="P159"><text:span text:style-name="T360"/></text:p>
      <text:p text:style-name="P159"><text:span text:style-name="T360"/></text:p>
      <text:p text:style-name="P160"><text:span text:style-name="T361">ENTRADA</text:span></text:p>
      <text:p text:style-name="P160"><text:span text:style-name="T362">A primeira linha da entrada contém um número inteiro positivo N (1<text:s/></text:span><text:span text:style-name="T363">≤</text:span><text:span text:style-name="T364"><text:s/>N<text:s/></text:span><text:span text:style-name="T365">≤</text:span><text:span text:style-name="T366"><text:s/>10^5), representando o número de dígitos do código secreto.</text:span></text:p>
      <text:p text:style-name="P160"><text:span text:style-name="T366">As N linhas seguintes contêm um único número primo P_i (2<text:s/></text:span><text:span text:style-name="T367">≤</text:span><text:span text:style-name="T368"><text:s/>P_i<text:s/></text:span><text:span text:style-name="T369">≤</text:span><text:span text:style-name="T370"><text:s/>10^9) para cada dígito do código.</text:span><text:span text:style-name="T371"/></text:p>
      <text:p text:style-name="P160"><text:span text:style-name="T371"/></text:p>
      <text:p text:style-name="P160"><text:span text:style-name="T372"/></text:p>
      <text:p text:style-name="P160"><text:span text:style-name="T372">SAÍDA</text:span></text:p>
      <text:p text:style-name="P161"><text:span text:style-name="T373">A primeira e única linha da saída deve conter o número inteiro K, representando o valor do código secreto após a maldição ser desfeita.</text:span></text:p>
      <text:p text:style-name="P161"><text:span text:style-name="T373"/></text:p>
      <text:p text:style-name="P162"><text:span text:style-name="T374"/></text:p>
      <table:table table:style-name="Table14">
        <table:table-column table:style-name="TableColumn1400"/>
        <table:table-column table:style-name="TableColumn1401"/>
        <table:table-row table:style-name="TableRow1400">
          <table:table-cell table:style-name="TableCell140000">
            <text:p text:style-name="P164"><text:span text:style-name="T374"/></text:p>
            <text:p text:style-name="P164"><text:span text:style-name="T375">Exemplo de Entrada</text:span></text:p>
            <text:p text:style-name="P164"><text:span text:style-name="T376"/></text:p>
          </table:table-cell>
          <table:table-cell table:style-name="TableCell140001">
            <text:p text:style-name="P164"><text:span text:style-name="T376"/></text:p>
            <text:p text:style-name="P164"><text:span text:style-name="T377">Exemplo de Saída</text:span><text:span text:style-name="T378"/></text:p>
          </table:table-cell>
        </table:table-row>
        <table:table-row table:style-name="TableRow1401">
          <table:table-cell table:style-name="TableCell140100">
            <text:p text:style-name="P167"><text:span text:style-name="T379">4</text:span></text:p>
            <text:p text:style-name="P167"><text:span text:style-name="T379">2</text:span></text:p>
            <text:p text:style-name="P167"><text:span text:style-name="T379">3</text:span></text:p>
            <text:p text:style-name="P167"><text:span text:style-name="T379">5</text:span></text:p>
            <text:p text:style-name="P167"><text:span text:style-name="T379">7</text:span><text:span text:style-name="T380"/></text:p>
          </table:table-cell>
          <table:table-cell table:style-name="TableCell140101">
            <text:p text:style-name="P167"><text:span text:style-name="T381">3124</text:span><text:span text:style-name="T382"/></text:p>
          </table:table-cell>
        </table:table-row>
      </table:table>
      <text:p text:style-name="P169"><text:span text:style-name="T383"/></text:p>
      <text:p text:style-name="P169"><text:span text:style-name="T383"/></text:p>
      <text:p text:style-name="P169"><text:span text:style-name="T383"/></text:p>
      <text:p text:style-name="P169"><text:span text:style-name="T383"/></text:p>
      <text:p text:style-name="P169"><text:span text:style-name="T383"/></text:p>
      <text:p text:style-name="P170"><text:span text:style-name="T384">Problema J</text:span></text:p>
      <text:p text:style-name="P170"><text:span text:style-name="T385"/></text:p>
      <text:p text:style-name="P170"><text:span text:style-name="T386">O Enigma do Cofre Místico</text:span></text:p>
      <text:p text:style-name="P170"><text:span text:style-name="T387"/></text:p>
      <text:p text:style-name="P170"><text:span text:style-name="T388">Nome base:<text:s/></text:span><text:span text:style-name="T389">cofremistico</text:span></text:p>
      <text:p text:style-name="P170"><text:span text:style-name="T390">Tempo limite:</text:span><text:span text:style-name="T391"><text:s/>1s</text:span></text:p>
      <text:p text:style-name="P171"><text:span text:style-name="T392"><text:tab/><text:tab/><text:tab/><text:s text:c="7"/>Autor:<text:s/></text:span><text:span text:style-name="T393">Pedro Murilo Brügger</text:span></text:p>
      <text:p text:style-name="P172"><text:span text:style-name="T393"/></text:p>
      <text:p text:style-name="P172"><text:span text:style-name="T393"/></text:p>
      <text:p text:style-name="P172"><text:span text:style-name="T393">Há muito tempo, em um reino distante, existia um cofre antigo, protegido por um enigma indecifrável. Dentro dele, diziam, repousava um tesouro de valor inestimável, que poderia mudar o destino de quem o encontrasse. Este cofre não era apenas uma peça de metal polido, mas sim um objeto de mistério e intriga, envolto em segredos matemáticos que desafiavam até os mais sábios estudiosos.</text:span></text:p>
      <text:p text:style-name="P172"><text:span text:style-name="T393"/></text:p>
      <text:p text:style-name="P172"><text:span text:style-name="T393">As lendas contavam que a chave para desvendar o enigma estava oculta em um conjunto de propriedades matemáticas intrigantes, que deviam ser compreendidas e manipuladas com precisão para revelar o segredo guardado há tanto tempo.</text:span></text:p>
      <text:p text:style-name="P172"><text:span text:style-name="T393"/></text:p>
      <text:p text:style-name="P172"><text:span text:style-name="T393">Entrando na sala onde o cofre repousava, os buscadores se deparavam com uma atmosfera carregada de mistério. O silêncio solene da sala só era interrompido pelo som de suas respirações ansiosas e pelo eco dos pensamentos que ecoavam em suas mentes.</text:span></text:p>
      <text:p text:style-name="P172"><text:span text:style-name="T393"/></text:p>
      <text:p text:style-name="P172"><text:span text:style-name="T393">À frente deles, as propriedades matemáticas aguardavam, dispostas em uma inscrição misteriosa. Cada equação, cada símbolo, parecia conter um segredo que só seria desvendado por aqueles que ousassem decifrar o que estava além das fórmulas aparentemente simples.</text:span></text:p>
      <text:p text:style-name="P172"><text:span text:style-name="T393"/></text:p>
      <text:p text:style-name="P172"><text:span text:style-name="T393">Com olhares determinados, os buscadores começaram a analisar as pistas matemáticas diante deles, buscando conexões, padrões e significados ocultos. Cada equação era mais do que apenas uma expressão numérica; era uma peça do quebra-cabeça que os levaria ao tesouro esperado.</text:span></text:p>
      <text:p text:style-name="P172"><text:span text:style-name="T393"/></text:p>
      <text:p text:style-name="P172"><text:span text:style-name="T393">E assim, após horas de concentração intensa e raciocínio afiado, uma mente brilhante finalmente decifrou o enigma, revelando a combinação correta para abrir o cofre e desvendar o mistério milenar que ele guardava.</text:span></text:p>
      <text:p text:style-name="P172"><text:span text:style-name="T393"/></text:p>
      <text:p text:style-name="P172"><text:span text:style-name="T393">O cofre se abriu, revelando seu conteúdo tão aguardado. O brilho do tesouro iluminou o rosto dos buscadores, enquanto eles contemplavam maravilhados as riquezas que haviam conquistado através do poder da mente e da compreensão matemática.</text:span></text:p>
      <text:p text:style-name="P172"><text:span text:style-name="T393"/></text:p>
      <text:p text:style-name="P172"><text:span text:style-name="T393">E assim, a lenda do Enigma do Cofre Místico se tornou parte da história, lembrando a todos que, às vezes, os maiores tesouros estão escondidos atrás dos desafios mais intrigantes e das equações mais complexas.</text:span></text:p>
      <text:p text:style-name="P172"><text:span text:style-name="T393"/></text:p>
      <text:p text:style-name="P172"><text:span text:style-name="T393"/></text:p>
      <text:p text:style-name="P172"><text:span text:style-name="T394">ENTRADA</text:span><text:span text:style-name="T395"/></text:p>
      <text:p text:style-name="P172"><text:span text:style-name="T395">A primeira linha da entrada contém um número inteiro positivo N (1<text:s/></text:span><text:span text:style-name="T396">≤</text:span><text:span text:style-name="T397"><text:s/>N<text:s/></text:span><text:span text:style-name="T398">≤</text:span><text:span text:style-name="T399"><text:s/>10^5), representando o número de propriedades matemáticas.</text:span></text:p>
      <text:p text:style-name="P172"><text:span text:style-name="T399">As N linhas seguintes contêm uma única string S_i (1<text:s/></text:span><text:span text:style-name="T400">≤</text:span><text:span text:style-name="T401"><text:s/>|S_i|<text:s/></text:span><text:span text:style-name="T402">≤</text:span><text:span text:style-name="T403"><text:s/>100) para cada propriedade matemática. Cada string é composta por caracteres alfanuméricos e símbolos matemáticos básicos (+, -, *, /, ^, |, !, (), {}, [], etc.).</text:span></text:p>
      <text:p text:style-name="P172"><text:span text:style-name="T403"/></text:p>
      <text:p text:style-name="P172"><text:span text:style-name="T403"/></text:p>
      <text:p text:style-name="P172"><text:span text:style-name="T404">SAÍDA</text:span><text:span text:style-name="T405"/></text:p>
      <text:p text:style-name="P172"><text:span text:style-name="T405">A</text:span><text:span text:style-name="T406"><text:s/></text:span><text:span text:style-name="T407">primeira</text:span><text:span text:style-name="T408"><text:s/></text:span><text:span text:style-name="T409">e</text:span><text:span text:style-name="T410"><text:s/></text:span><text:span text:style-name="T411">única</text:span><text:span text:style-name="T412"><text:s/></text:span><text:span text:style-name="T413">linha</text:span><text:span text:style-name="T414"><text:s/></text:span><text:span text:style-name="T415">da</text:span><text:span text:style-name="T416"><text:s/></text:span><text:span text:style-name="T417">saída</text:span><text:span text:style-name="T418"><text:s/></text:span><text:span text:style-name="T419">deve</text:span><text:span text:style-name="T420"><text:s/></text:span><text:span text:style-name="T421">conter</text:span><text:span text:style-name="T422"><text:s/></text:span><text:span text:style-name="T423">o</text:span><text:span text:style-name="T424"><text:s/></text:span><text:span text:style-name="T425">número</text:span><text:span text:style-name="T426"><text:s/></text:span><text:span text:style-name="T427">inteiro</text:span><text:span text:style-name="T428"><text:s/></text:span><text:span text:style-name="T429">K</text:span><text:span text:style-name="T430"><text:s/>(</text:span><text:span text:style-name="T431">0</text:span><text:span text:style-name="T432"><text:s/></text:span><text:span text:style-name="T433">≤</text:span><text:span text:style-name="T434"><text:s/></text:span><text:span text:style-name="T435">K</text:span><text:span text:style-name="T436"><text:s/></text:span><text:span text:style-name="T437">≤</text:span><text:span text:style-name="T438"><text:s/></text:span><text:span text:style-name="T439">10</text:span><text:span text:style-name="T440">^</text:span><text:span text:style-name="T441">9</text:span><text:span text:style-name="T442">),<text:s/></text:span><text:span text:style-name="T443">representando</text:span><text:span text:style-name="T444"><text:s/></text:span><text:span text:style-name="T445">a</text:span><text:span text:style-name="T446"><text:s/></text:span><text:span text:style-name="T447">combinação</text:span><text:span text:style-name="T448"><text:s/></text:span><text:span text:style-name="T449">correta</text:span><text:span text:style-name="T450"><text:s/></text:span><text:span text:style-name="T451">para</text:span><text:span text:style-name="T452"><text:s/></text:span><text:span text:style-name="T453">abrir</text:span><text:span text:style-name="T454"><text:s/></text:span><text:span text:style-name="T455">o</text:span><text:span text:style-name="T456"><text:s/></text:span><text:span text:style-name="T457">cofre</text:span><text:span text:style-name="T458">.</text:span><text:span text:style-name="T459"/></text:p>
      <text:p text:style-name="P172"><text:span text:style-name="T460"/></text:p>
      <text:p text:style-name="P172"><text:span text:style-name="T460"/></text:p>
      <table:table table:style-name="Table15">
        <table:table-column table:style-name="TableColumn1500"/>
        <table:table-column table:style-name="TableColumn1501"/>
        <table:table-row table:style-name="TableRow1500">
          <table:table-cell table:style-name="TableCell150000">
            <text:p text:style-name="P174"><text:span text:style-name="T462"/></text:p>
            <text:p text:style-name="P174"><text:span text:style-name="T463">Exemplo de Entrada</text:span></text:p>
            <text:p text:style-name="P174"><text:span text:style-name="T464"/></text:p>
          </table:table-cell>
          <table:table-cell table:style-name="TableCell150001">
            <text:p text:style-name="P174"><text:span text:style-name="T464"/></text:p>
            <text:p text:style-name="P174"><text:span text:style-name="T465">Exemplo de Saída</text:span><text:span text:style-name="T466"/></text:p>
          </table:table-cell>
        </table:table-row>
        <table:table-row table:style-name="TableRow1501">
          <table:table-cell table:style-name="TableCell150100">
            <text:p text:style-name="P177"><text:span text:style-name="T467">3</text:span></text:p>
            <text:p text:style-name="P177"><text:span text:style-name="T467">2 + 2 == 4</text:span></text:p>
            <text:p text:style-name="P177"><text:span text:style-name="T467">3! &gt; 10</text:span></text:p>
            <text:p text:style-name="P177"><text:span text:style-name="T467">2^K | 7</text:span><text:span text:style-name="T468"/></text:p>
          </table:table-cell>
          <table:table-cell table:style-name="TableCell150101">
            <text:p text:style-name="P177"><text:span text:style-name="T469">3</text:span><text:span text:style-name="T470"/></text:p>
          </table:table-cell>
        </table:table-row>
      </table:table>
      <text:p text:style-name="P179"><text:span text:style-name="T470"/></text:p>
      <text:p text:style-name="P179"><text:span text:style-name="T470"/></text:p>
      <table:table table:style-name="Table16">
        <table:table-column table:style-name="TableColumn1600"/>
        <table:table-column table:style-name="TableColumn1601"/>
        <table:table-row table:style-name="TableRow1600">
          <table:table-cell table:style-name="TableCell160000">
            <text:p text:style-name="P181"><text:span text:style-name="T470"/></text:p>
            <text:p text:style-name="P181"><text:span text:style-name="T471">Exemplo de Entrada</text:span></text:p>
            <text:p text:style-name="P181"><text:span text:style-name="T472"/></text:p>
          </table:table-cell>
          <table:table-cell table:style-name="TableCell160001">
            <text:p text:style-name="P181"><text:span text:style-name="T472"/></text:p>
            <text:p text:style-name="P181"><text:span text:style-name="T473">Exemplo de Saída</text:span><text:span text:style-name="T474"/></text:p>
          </table:table-cell>
        </table:table-row>
        <table:table-row table:style-name="TableRow1601">
          <table:table-cell table:style-name="TableCell160100">
            <text:p text:style-name="P184"><text:span text:style-name="T475">5</text:span></text:p>
            <text:p text:style-name="P184"><text:span text:style-name="T475">3 * (4 + 2) - 7^2</text:span></text:p>
            <text:p text:style-name="P184"><text:span text:style-name="T475">10 / 2 + 5 * 3</text:span></text:p>
            <text:p text:style-name="P184"><text:span text:style-name="T475">2^3 == 8</text:span></text:p>
            <text:p text:style-name="P184"><text:span text:style-name="T475">{[5 * (2 - 1)] + 4} / 2</text:span></text:p>
            <text:p text:style-name="P184"><text:span text:style-name="T475">(9 - 6) * 4 + 10</text:span><text:span text:style-name="T476"/></text:p>
          </table:table-cell>
          <table:table-cell table:style-name="TableCell160101">
            <text:p text:style-name="P184"><text:span text:style-name="T477">20</text:span><text:span text:style-name="T478"/></text:p>
          </table:table-cell>
        </table:table-row>
      </table:table>
      <text:p text:style-name="P186"><text:span text:style-name="T478"/></text:p>
      <text:p text:style-name="P186"><text:span text:style-name="T478"/></text:p>
      <table:table table:style-name="Table17">
        <table:table-column table:style-name="TableColumn1700"/>
        <table:table-column table:style-name="TableColumn1701"/>
        <table:table-row table:style-name="TableRow1700">
          <table:table-cell table:style-name="TableCell170000">
            <text:p text:style-name="P188"><text:span text:style-name="T480"/></text:p>
            <text:p text:style-name="P188"><text:span text:style-name="T481">Exemplo de Entrada</text:span></text:p>
            <text:p text:style-name="P188"><text:span text:style-name="T482"/></text:p>
          </table:table-cell>
          <table:table-cell table:style-name="TableCell170001">
            <text:p text:style-name="P188"><text:span text:style-name="T482"/></text:p>
            <text:p text:style-name="P188"><text:span text:style-name="T483">Exemplo de Saída</text:span><text:span text:style-name="T484"/></text:p>
          </table:table-cell>
        </table:table-row>
        <table:table-row table:style-name="TableRow1701">
          <table:table-cell table:style-name="TableCell170100">
            <text:p text:style-name="P191"><text:span text:style-name="T485">4</text:span></text:p>
            <text:p text:style-name="P191"><text:span text:style-name="T485">2 * 5 + 3^2</text:span></text:p>
            <text:p text:style-name="P191"><text:span text:style-name="T485">10 - (4 * 2)</text:span></text:p>
            <text:p text:style-name="P191"><text:span text:style-name="T485">6 / 2 * (3 + 1)</text:span></text:p>
            <text:p text:style-name="P191"><text:span text:style-name="T485">(7 + 5) / 2 - 1</text:span><text:span text:style-name="T486"/></text:p>
          </table:table-cell>
          <table:table-cell table:style-name="TableCell170101">
            <text:p text:style-name="P191"><text:span text:style-name="T487">19</text:span><text:span text:style-name="T488"/></text:p>
          </table:table-cell>
        </table:table-row>
      </table:table>
      <text:p text:style-name="P193"><text:span text:style-name="T488"/></text:p>
      <text:p text:style-name="P193"><text:span text:style-name="T488"/></text:p>
      <text:p text:style-name="P194"><text:span text:style-name="T48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